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4"/>
    <style:style style:name="ce8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6"/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Jobs</text:p>
          </table:table-cell>
          <table:table-cell office:value-type="string" table:style-name="ce3">
            <text:p>Salaries</text:p>
          </table:table-cell>
          <table:table-cell table:style-name="ce1"/>
          <table:table-cell office:value-type="string" table:style-name="ce2">
            <text:p>Income</text:p>
          </table:table-cell>
          <table:table-cell office:value-type="string" table:style-name="ce2">
            <text:p>Single/Divorced</text:p>
          </table:table-cell>
          <table:table-cell office:value-type="string" table:style-name="ce2">
            <text:p>Married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1">
            <text:p>Architect</text:p>
          </table:table-cell>
          <table:table-cell office:value-type="currency" office:value="44030" table:style-name="ce5">
            <text:p>$44,030</text:p>
          </table:table-cell>
          <table:table-cell table:style-name="ce1"/>
          <table:table-cell office:value-type="string" table:style-name="ce6">
            <text:p>$0 - $15,000</text:p>
          </table:table-cell>
          <table:table-cell office:value-type="percentage" office:value="0.16" table:style-name="ce7">
            <text:p>16.00%</text:p>
          </table:table-cell>
          <table:table-cell office:value-type="percentage" office:value="0.14000000000000001" table:style-name="ce7">
            <text:p>14.00%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rafter</text:p>
          </table:table-cell>
          <table:table-cell office:value-type="currency" office:value="39000" table:style-name="ce5">
            <text:p>$39,000</text:p>
          </table:table-cell>
          <table:table-cell table:style-name="ce1"/>
          <table:table-cell office:value-type="string" table:style-name="ce6">
            <text:p>$15,000 - $30,000</text:p>
          </table:table-cell>
          <table:table-cell office:value-type="percentage" office:value="0.22" table:style-name="ce7">
            <text:p>22.00%</text:p>
          </table:table-cell>
          <table:table-cell office:value-type="percentage" office:value="0.2" table:style-name="ce7">
            <text:p>20.00%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gineer</text:p>
          </table:table-cell>
          <table:table-cell office:value-type="currency" office:value="52287" table:style-name="ce5">
            <text:p>$52,287</text:p>
          </table:table-cell>
          <table:table-cell table:style-name="ce1"/>
          <table:table-cell office:value-type="string" table:style-name="ce6">
            <text:p>$30,000 - $60,000</text:p>
          </table:table-cell>
          <table:table-cell office:value-type="percentage" office:value="0.32" table:style-name="ce7">
            <text:p>32.00%</text:p>
          </table:table-cell>
          <table:table-cell office:value-type="percentage" office:value="0.28000000000000003" table:style-name="ce7">
            <text:p>28.00%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ctor</text:p>
          </table:table-cell>
          <table:table-cell office:value-type="currency" office:value="50000" table:style-name="ce5">
            <text:p>$50,000</text:p>
          </table:table-cell>
          <table:table-cell table:style-name="ce1"/>
          <table:table-cell office:value-type="string" table:style-name="ce8">
            <text:p>$60,000 +</text:p>
          </table:table-cell>
          <table:table-cell office:value-type="percentage" office:value="0.36" table:style-name="ce7">
            <text:p>36.00%</text:p>
          </table:table-cell>
          <table:table-cell office:value-type="percentage" office:value="0.34" table:style-name="ce7">
            <text:p>34.00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dio/visual Technician</text:p>
          </table:table-cell>
          <table:table-cell office:value-type="currency" office:value="44067" table:style-name="ce5">
            <text:p>$44,067</text:p>
          </table:table-cell>
          <table:table-cell table:style-name="ce1"/>
          <table:table-cell table:style-name="ce9"/>
          <table:table-cell table:number-columns-repeated="16380" table:style-name="ce1"/>
        </table:table-row>
        <table:table-row table:style-name="ro2">
          <table:table-cell office:value-type="string" table:style-name="ce1">
            <text:p>Choreographer</text:p>
          </table:table-cell>
          <table:table-cell office:value-type="currency" office:value="28890" table:style-name="ce5">
            <text:p>$28,89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phic artist</text:p>
          </table:table-cell>
          <table:table-cell office:value-type="currency" office:value="40731" table:style-name="ce5">
            <text:p>$40,73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rior designer</text:p>
          </table:table-cell>
          <table:table-cell office:value-type="currency" office:value="29756" table:style-name="ce5">
            <text:p>$29,75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lti-media artist/animator</text:p>
          </table:table-cell>
          <table:table-cell office:value-type="currency" office:value="43600" table:style-name="ce5">
            <text:p>$43,6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hotographer</text:p>
          </table:table-cell>
          <table:table-cell office:value-type="currency" office:value="44026" table:style-name="ce5">
            <text:p>$44,02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blic Relations</text:p>
          </table:table-cell>
          <table:table-cell office:value-type="currency" office:value="39898" table:style-name="ce5">
            <text:p>$39,89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porter</text:p>
          </table:table-cell>
          <table:table-cell office:value-type="currency" office:value="28567" table:style-name="ce5">
            <text:p>$28,56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riter</text:p>
          </table:table-cell>
          <table:table-cell office:value-type="currency" office:value="41443" table:style-name="ce5">
            <text:p>$41,44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ccountant</text:p>
          </table:table-cell>
          <table:table-cell office:value-type="currency" office:value="40773" table:style-name="ce5">
            <text:p>$40,77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ashier</text:p>
          </table:table-cell>
          <table:table-cell office:value-type="currency" office:value="23824" table:style-name="ce5">
            <text:p>$23,82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an clerk</text:p>
          </table:table-cell>
          <table:table-cell office:value-type="currency" office:value="23645" table:style-name="ce5">
            <text:p>$23,6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an officer</text:p>
          </table:table-cell>
          <table:table-cell office:value-type="currency" office:value="51465" table:style-name="ce5">
            <text:p>$51,4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keting rep</text:p>
          </table:table-cell>
          <table:table-cell office:value-type="currency" office:value="49965" table:style-name="ce5">
            <text:p>$49,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tail sales</text:p>
          </table:table-cell>
          <table:table-cell office:value-type="currency" office:value="30768" table:style-name="ce5">
            <text:p>$30,7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tail sales supervisor</text:p>
          </table:table-cell>
          <table:table-cell office:value-type="currency" office:value="55336" table:style-name="ce5">
            <text:p>$55,3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tail sales manager</text:p>
          </table:table-cell>
          <table:table-cell office:value-type="currency" office:value="31992" table:style-name="ce5">
            <text:p>$31,9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Custodia</text:p>
          </table:table-cell>
          <table:table-cell office:value-type="currency" office:value="21794" table:style-name="ce5">
            <text:p>$21,7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oundskeeper/landscaper</text:p>
          </table:table-cell>
          <table:table-cell office:value-type="currency" office:value="24763" table:style-name="ce5">
            <text:p>$24,7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mputer repair</text:p>
          </table:table-cell>
          <table:table-cell office:value-type="currency" office:value="32204" table:style-name="ce5">
            <text:p>$32,2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twork admin</text:p>
          </table:table-cell>
          <table:table-cell office:value-type="currency" office:value="43288" table:style-name="ce5">
            <text:p>$43,2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grammer</text:p>
          </table:table-cell>
          <table:table-cell office:value-type="currency" office:value="48867" table:style-name="ce5">
            <text:p>$48,8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port specialist</text:p>
          </table:table-cell>
          <table:table-cell office:value-type="currency" office:value="42893" table:style-name="ce5">
            <text:p>$42,8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deo game designer</text:p>
          </table:table-cell>
          <table:table-cell office:value-type="currency" office:value="46000" table:style-name="ce5">
            <text:p>$46,0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ef</text:p>
          </table:table-cell>
          <table:table-cell office:value-type="currency" office:value="34977" table:style-name="ce5">
            <text:p>$34,9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od prep</text:p>
          </table:table-cell>
          <table:table-cell office:value-type="currency" office:value="36000" table:style-name="ce5">
            <text:p>$36,0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od service management</text:p>
          </table:table-cell>
          <table:table-cell office:value-type="currency" office:value="49263" table:style-name="ce5">
            <text:p>$49,2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iter/bartender</text:p>
          </table:table-cell>
          <table:table-cell office:value-type="currency" office:value="14510" table:style-name="ce5">
            <text:p>$14,5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iropractor</text:p>
          </table:table-cell>
          <table:table-cell office:value-type="currency" office:value="112164" table:style-name="ce5">
            <text:p>$112,1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ntal assistant/lab tech</text:p>
          </table:table-cell>
          <table:table-cell office:value-type="currency" office:value="29044" table:style-name="ce5">
            <text:p>$29,0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ntal hygienist</text:p>
          </table:table-cell>
          <table:table-cell office:value-type="currency" office:value="58693" table:style-name="ce5">
            <text:p>$58,6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ntist</text:p>
          </table:table-cell>
          <table:table-cell office:value-type="currency" office:value="128496" table:style-name="ce5">
            <text:p>$128,4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ctor (residency)</text:p>
          </table:table-cell>
          <table:table-cell office:value-type="currency" office:value="38275" table:style-name="ce5">
            <text:p>$38,2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censed Nurse</text:p>
          </table:table-cell>
          <table:table-cell office:value-type="currency" office:value="38296" table:style-name="ce5">
            <text:p>$38,2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urse aid</text:p>
          </table:table-cell>
          <table:table-cell office:value-type="currency" office:value="31000" table:style-name="ce5">
            <text:p>$31,0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ician</text:p>
          </table:table-cell>
          <table:table-cell office:value-type="currency" office:value="36965" table:style-name="ce5">
            <text:p>$36,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edic</text:p>
          </table:table-cell>
          <table:table-cell office:value-type="currency" office:value="34299" table:style-name="ce5">
            <text:p>$34,2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armacist</text:p>
          </table:table-cell>
          <table:table-cell office:value-type="currency" office:value="110385" table:style-name="ce5">
            <text:p>$110,3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armacy tech</text:p>
          </table:table-cell>
          <table:table-cell office:value-type="currency" office:value="29064" table:style-name="ce5">
            <text:p>$29,0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ysician assistant</text:p>
          </table:table-cell>
          <table:table-cell office:value-type="currency" office:value="83209" table:style-name="ce5">
            <text:p>$83,2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ysical therapist</text:p>
          </table:table-cell>
          <table:table-cell office:value-type="currency" office:value="70473" table:style-name="ce5">
            <text:p>$70,4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creational therapist</text:p>
          </table:table-cell>
          <table:table-cell office:value-type="currency" office:value="41506" table:style-name="ce5">
            <text:p>$41,5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gistered nurse</text:p>
          </table:table-cell>
          <table:table-cell office:value-type="currency" office:value="60419" table:style-name="ce5">
            <text:p>$60,4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spiratory therapist</text:p>
          </table:table-cell>
          <table:table-cell office:value-type="currency" office:value="55017" table:style-name="ce5">
            <text:p>$55,01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chnicians (medical &amp; lab)</text:p>
          </table:table-cell>
          <table:table-cell office:value-type="currency" office:value="38489" table:style-name="ce5">
            <text:p>$38,48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t assistant</text:p>
          </table:table-cell>
          <table:table-cell office:value-type="currency" office:value="22235" table:style-name="ce5">
            <text:p>$22,23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t tech</text:p>
          </table:table-cell>
          <table:table-cell office:value-type="currency" office:value="25990" table:style-name="ce5">
            <text:p>$25,99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terinarian</text:p>
          </table:table-cell>
          <table:table-cell office:value-type="currency" office:value="82254" table:style-name="ce5">
            <text:p>$82,25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rrectional officer</text:p>
          </table:table-cell>
          <table:table-cell office:value-type="currency" office:value="35530" table:style-name="ce5">
            <text:p>$35,53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rime scene investigator</text:p>
          </table:table-cell>
          <table:table-cell office:value-type="currency" office:value="41358" table:style-name="ce5">
            <text:p>$41,35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tective</text:p>
          </table:table-cell>
          <table:table-cell office:value-type="currency" office:value="34052" table:style-name="ce5">
            <text:p>$34,052</text:p>
          </table:table-cell>
          <table:table-cell office:value-type="string" table:style-name="ce1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ire fighter</text:p>
          </table:table-cell>
          <table:table-cell office:value-type="currency" office:value="31664" table:style-name="ce5">
            <text:p>$31,66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itary (enlisted)</text:p>
          </table:table-cell>
          <table:table-cell office:value-type="currency" office:value="18665" table:style-name="ce5">
            <text:p>$18,66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itary (officer)</text:p>
          </table:table-cell>
          <table:table-cell office:value-type="currency" office:value="24187" table:style-name="ce5">
            <text:p>$24,18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ice/sheriff officer</text:p>
          </table:table-cell>
          <table:table-cell office:value-type="currency" office:value="42066" table:style-name="ce5">
            <text:p>$42,06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ivate investigator</text:p>
          </table:table-cell>
          <table:table-cell office:value-type="currency" office:value="42146" table:style-name="ce5">
            <text:p>$42,14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curity guard</text:p>
          </table:table-cell>
          <table:table-cell office:value-type="currency" office:value="25184" table:style-name="ce5">
            <text:p>$25,18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urt reporter</text:p>
          </table:table-cell>
          <table:table-cell office:value-type="currency" office:value="37348" table:style-name="ce5">
            <text:p>$37,34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w clerk</text:p>
          </table:table-cell>
          <table:table-cell office:value-type="currency" office:value="41406" table:style-name="ce5">
            <text:p>$41,40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wyer</text:p>
          </table:table-cell>
          <table:table-cell office:value-type="currency" office:value="73357" table:style-name="ce5">
            <text:p>$73,3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legal/legal secretary</text:p>
          </table:table-cell>
          <table:table-cell office:value-type="currency" office:value="33884" table:style-name="ce5">
            <text:p>$33,8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ircraft mechanic</text:p>
          </table:table-cell>
          <table:table-cell office:value-type="currency" office:value="65750" table:style-name="ce5">
            <text:p>$65,7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chinist</text:p>
          </table:table-cell>
          <table:table-cell office:value-type="currency" office:value="32830" table:style-name="ce5">
            <text:p>$32,8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intenence worker – machinery</text:p>
          </table:table-cell>
          <table:table-cell office:value-type="currency" office:value="28642" table:style-name="ce5">
            <text:p>$28,6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umber</text:p>
          </table:table-cell>
          <table:table-cell office:value-type="currency" office:value="34610" table:style-name="ce5">
            <text:p>$34,6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hool bus driver</text:p>
          </table:table-cell>
          <table:table-cell office:value-type="currency" office:value="27201" table:style-name="ce5">
            <text:p>$27,2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mi truck driver</text:p>
          </table:table-cell>
          <table:table-cell office:value-type="currency" office:value="39884" table:style-name="ce5">
            <text:p>$39,8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chanical supervisor</text:p>
          </table:table-cell>
          <table:table-cell office:value-type="currency" office:value="29330" table:style-name="ce5">
            <text:p>$29,3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min assistant</text:p>
          </table:table-cell>
          <table:table-cell office:value-type="currency" office:value="32669" table:style-name="ce5">
            <text:p>$32,6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nk teller</text:p>
          </table:table-cell>
          <table:table-cell office:value-type="currency" office:value="21664" table:style-name="ce5">
            <text:p>$21,6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okkeeper</text:p>
          </table:table-cell>
          <table:table-cell office:value-type="currency" office:value="34356" table:style-name="ce5">
            <text:p>$34,3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ustomer service rep</text:p>
          </table:table-cell>
          <table:table-cell office:value-type="currency" office:value="27803" table:style-name="ce5">
            <text:p>$27,8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althcare support – admin</text:p>
          </table:table-cell>
          <table:table-cell office:value-type="currency" office:value="56500" table:style-name="ce5">
            <text:p>$56,5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fficer clerk</text:p>
          </table:table-cell>
          <table:table-cell office:value-type="currency" office:value="24661" table:style-name="ce5">
            <text:p>$24,6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ffice manager</text:p>
          </table:table-cell>
          <table:table-cell office:value-type="currency" office:value="50942" table:style-name="ce5">
            <text:p>$50,9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ceptionist</text:p>
          </table:table-cell>
          <table:table-cell office:value-type="currency" office:value="26727" table:style-name="ce5">
            <text:p>$26,7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vel agent</text:p>
          </table:table-cell>
          <table:table-cell office:value-type="currency" office:value="36294" table:style-name="ce5">
            <text:p>$36,2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smetologist/Barber</text:p>
          </table:table-cell>
          <table:table-cell office:value-type="currency" office:value="22789" table:style-name="ce5">
            <text:p>$22,7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age therapist</text:p>
          </table:table-cell>
          <table:table-cell office:value-type="currency" office:value="37996" table:style-name="ce5">
            <text:p>$37,9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rptenter</text:p>
          </table:table-cell>
          <table:table-cell office:value-type="currency" office:value="33482" table:style-name="ce5">
            <text:p>$33,4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struction helper</text:p>
          </table:table-cell>
          <table:table-cell office:value-type="currency" office:value="22459" table:style-name="ce5">
            <text:p>$22,4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ctrician</text:p>
          </table:table-cell>
          <table:table-cell office:value-type="currency" office:value="42084" table:style-name="ce5">
            <text:p>$42,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VAC</text:p>
          </table:table-cell>
          <table:table-cell office:value-type="currency" office:value="34852" table:style-name="ce5">
            <text:p>$34,8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borer</text:p>
          </table:table-cell>
          <table:table-cell office:value-type="currency" office:value="24504" table:style-name="ce5">
            <text:p>$24,5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gistics – shipping &amp; receiving</text:p>
          </table:table-cell>
          <table:table-cell office:value-type="currency" office:value="40118" table:style-name="ce5">
            <text:p>$40,1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inter</text:p>
          </table:table-cell>
          <table:table-cell office:value-type="currency" office:value="31977" table:style-name="ce5">
            <text:p>$31,9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struction supervisor</text:p>
          </table:table-cell>
          <table:table-cell office:value-type="currency" office:value="75257" table:style-name="ce5">
            <text:p>$75,2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lder</text:p>
          </table:table-cell>
          <table:table-cell office:value-type="currency" office:value="30213" table:style-name="ce5">
            <text:p>$30,2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ild care worker</text:p>
          </table:table-cell>
          <table:table-cell office:value-type="currency" office:value="40173" table:style-name="ce5">
            <text:p>$40,1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stor/clergy</text:p>
          </table:table-cell>
          <table:table-cell office:value-type="currency" office:value="70769" table:style-name="ce5">
            <text:p>$70,7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eschool teacher</text:p>
          </table:table-cell>
          <table:table-cell office:value-type="currency" office:value="24409" table:style-name="ce5">
            <text:p>$24,4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ychologist</text:p>
          </table:table-cell>
          <table:table-cell office:value-type="currency" office:value="74896" table:style-name="ce5">
            <text:p>$74,8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 worker</text:p>
          </table:table-cell>
          <table:table-cell office:value-type="currency" office:value="42463" table:style-name="ce5">
            <text:p>$42,4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cher</text:p>
          </table:table-cell>
          <table:table-cell office:value-type="currency" office:value="44956" table:style-name="ce5">
            <text:p>$44,9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chers assistant</text:p>
          </table:table-cell>
          <table:table-cell office:value-type="currency" office:value="19589" table:style-name="ce5">
            <text:p>$19,5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thlete/sport competitors</text:p>
          </table:table-cell>
          <table:table-cell office:value-type="currency" office:value="42932" table:style-name="ce5">
            <text:p>$42,9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thletic trainer</text:p>
          </table:table-cell>
          <table:table-cell office:value-type="currency" office:value="35880" table:style-name="ce5">
            <text:p>$35,8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aches</text:p>
          </table:table-cell>
          <table:table-cell office:value-type="currency" office:value="30223" table:style-name="ce5">
            <text:p>$30,2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itness trainer</text:p>
          </table:table-cell>
          <table:table-cell office:value-type="currency" office:value="39568" table:style-name="ce5">
            <text:p>$39,5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mpire/official</text:p>
          </table:table-cell>
          <table:table-cell office:value-type="currency" office:value="25000" table:style-name="ce5">
            <text:p>$25,000</text:p>
          </table:table-cell>
          <table:table-cell table:number-columns-repeated="16382"/>
        </table:table-row>
        <table:table-row table:number-rows-repeated="1048471" table:style-name="ro3">
          <table:table-cell table:number-columns-repeated="16384"/>
        </table:table-row>
      </table:table>
      <table:table table:name="Sheet2" table:style-name="ta1">
        <table:table-column table:style-name="co3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named-expressions>
        <table:named-range table:name="income" table:cell-range-address="Sheet1.$C$2:Sheet1.$C$1048576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0" number:min-integer-digits="1" number:grouping="true"/>
    </number:currency-style>
    <number:currency-style style:name="N36" number:language="en" number:country="US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36P0"/>
    </number:currency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eith Sullivan</meta:initial-creator>
    <dc:creator>Keith Sullivan</dc:creator>
    <meta:creation-date>2013-02-20T14:35:52Z</meta:creation-date>
    <dc:date>2013-02-25T21:54:21Z</dc:date>
    <meta:editing-cycles>5</meta:editing-cycles>
    <meta:editing-duration>PT1798S</meta:editing-duration>
  </office:meta>
</office:document-meta>
</file>